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2" style:family="paragraph" style:parent-style-name="Standard" style:list-style-name="L1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ArialMT" fo:font-size="12pt" officeooo:paragraph-rsid="0016add8" style:font-name-asian="ArialMT" style:font-size-asian="12pt" style:font-name-complex="ArialMT" style:font-size-complex="12pt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style:font-name="ArialMT" fo:font-size="12pt" officeooo:paragraph-rsid="00170677" style:font-name-asian="ArialMT" style:font-size-asian="12pt" style:font-name-complex="ArialMT" style:font-size-complex="12pt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style:font-name="ArialMT" fo:font-size="12pt" officeooo:paragraph-rsid="0018810a" style:font-name-asian="ArialMT" style:font-size-asian="12pt" style:font-name-complex="ArialMT" style:font-size-complex="12pt"/>
    </style:style>
    <style:style style:name="P6" style:family="paragraph" style:parent-style-name="Standard" style:list-style-name="L1">
      <style:paragraph-properties fo:text-align="start" style:justify-single-word="false" style:text-autospace="none"/>
      <style:text-properties style:font-name="ArialMT" fo:font-size="12pt" officeooo:paragraph-rsid="001a597f" style:font-name-asian="ArialMT" style:font-size-asian="12pt" style:font-name-complex="ArialMT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MT" fo:font-size="12pt" officeooo:rsid="0016add8" officeooo:paragraph-rsid="0016add8" style:font-name-asian="ArialMT" style:font-size-asian="12pt" style:font-name-complex="ArialMT" style:font-size-complex="12pt"/>
    </style:style>
    <style:style style:name="P9" style:family="paragraph" style:parent-style-name="Standard" style:list-style-name="L1">
      <style:paragraph-properties fo:text-align="start" style:justify-single-word="false" style:text-autospace="none"/>
      <style:text-properties style:font-name="ArialMT" fo:font-size="12pt" officeooo:rsid="0018810a" officeooo:paragraph-rsid="0018810a" style:font-name-asian="ArialMT" style:font-size-asian="12pt" style:font-name-complex="ArialMT" style:font-size-complex="12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MT" fo:font-size="12pt" fo:font-weight="bold" officeooo:rsid="0016add8" officeooo:paragraph-rsid="0016add8" style:font-name-asian="ArialMT" style:font-size-asian="12pt" style:font-weight-asian="bold" style:font-name-complex="ArialMT" style:font-size-complex="12pt" style:font-weight-complex="bold"/>
    </style:style>
    <style:style style:name="P12" style:family="paragraph" style:parent-style-name="Standard">
      <style:paragraph-properties fo:text-align="start" style:justify-single-word="false" fo:break-before="pag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T1" style:family="text">
      <style:text-properties style:font-name="ArialMT" fo:font-size="12pt" style:font-name-asian="ArialMT" style:font-size-asian="12pt" style:font-name-complex="ArialMT" style:font-size-complex="12pt"/>
    </style:style>
    <style:style style:name="T2" style:family="text">
      <style:text-properties officeooo:rsid="0016add8"/>
    </style:style>
    <style:style style:name="T3" style:family="text">
      <style:text-properties officeooo:rsid="00170677"/>
    </style:style>
    <style:style style:name="T4" style:family="text">
      <style:text-properties fo:font-weight="normal" officeooo:rsid="00170677" style:font-weight-asian="normal" style:font-weight-complex="normal"/>
    </style:style>
    <style:style style:name="T5" style:family="text">
      <style:text-properties fo:font-style="normal" fo:font-weight="normal" officeooo:rsid="00170677" style:font-style-asian="normal" style:font-weight-asian="normal" style:font-style-complex="normal" style:font-weight-complex="normal"/>
    </style:style>
    <style:style style:name="T6" style:family="text">
      <style:text-properties officeooo:rsid="0018810a"/>
    </style:style>
    <style:style style:name="T7" style:family="text">
      <style:text-properties style:font-name="Arial1" style:font-name-asian="Arial1" style:font-name-complex="Arial1"/>
    </style:style>
    <style:style style:name="T8" style:family="text">
      <style:text-properties officeooo:rsid="001a59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1">Erläuterungen zu einzelnen Punkten aus „Arbeits<text:span text:style-name="T3">planung</text:span>_...“</text:p>
      <text:p text:style-name="P1"/>
      <text:p text:style-name="P1"/>
      <text:list xml:id="list6454400954380639756" text:style-name="L1">
        <text:list-item>
          <text:p text:style-name="P3">Umsetzung von „eqnarray(*)“-Umgebungen in HTML <text:span text:style-name="T2">korrigieren (Fehler nach Umstellungen am Konverter?)</text:span>: <text:span text:style-name="T8">D</text:span>irekt nach &lt;mtable&gt; erscheint ein Eintrag &lt;mstyle displaystyle=“true“&gt;, der nicht beendet wird und dazu führt, dass Zeilen- und Spaltenzwischenräume verschwinden und die Linksbündigkeit der rechten Spalten in eine Zentrierung geändert wird. </text:p>
        </text:list-item>
        <text:list-item>
          <text:p text:style-name="P4">Einführung von Überschriften mit Kapitelnummern bei den „Modulübersichten“: <text:span text:style-name="T3">bestehend aus “Modul/Kapitel “+“&lt;Kapitelnummer&gt; “+“Kapitelüberschrift“; ggf. wie in die Einträge in der Kapitelübersicht </text:span></text:p>
        </text:list-item>
        <text:list-item>
          <text:p text:style-name="P4"><text:span text:style-name="T3">Übersichtsseiten</text:span> nicht oder anders nummerieren: <text:span text:style-name="T3">Im Moment existiert die Nummerierung „</text:span><text:span text:style-name="T5">1.1.1 Neustart</text:span><text:span text:style-name="T3">“, „</text:span><text:span text:style-name="T4">1.1.1 Informationen zum Kurs</text:span><text:span text:style-name="T3">“, „</text:span><text:span text:style-name="T4">1.1.1 Kapitelübersicht</text:span><text:span text:style-name="T3">“; zusätzlich kollidiert diese Nummerierung mit derjenigen des ersten Kapitels/Moduls.</text:span></text:p>
        </text:list-item>
        <text:list-item>
          <text:p text:style-name="P2">Lizenzbedingungen nicht an einzelne Bilder anhängen, nur falls diese aus anderen Quellen stammen; ansonsten Verweis auf Lizenz (ggf.) in der Kapitelübersicht <text:span text:style-name="T6">auf das Impressum</text:span></text:p>
        </text:list-item>
        <text:list-item>
          <text:p text:style-name="P9">Seitenüberschriften (ggf.) mit Nummern, z.B. „Onlinebrückenkurs Mathematik <text:span text:style-name="T7">– 1 Elementares Rechnen – 1.1 Zahlen, Variablen, Terme“</text:span></text:p>
        </text:list-item>
        <text:list-item>
          <text:p text:style-name="P2">Korrektur der Inhalte der Browser-Titelleiste: <text:span text:style-name="T6">ähnlich wie Seitenüberschriften gestalten, „&lt;title&gt;“ anpassen</text:span></text:p>
        </text:list-item>
        <text:list-item>
          <text:p text:style-name="P6">Umstellung der Eingabe von Aufgaben mit Kontrollkästchen-Beantwortung <text:span text:style-name="T8">z.B. </text:span>auf unbeantwortet(k.A.)/ja/nein und Überprüfung nur bei gegebener Antwort; eine nicht gegebene Antwort ist als Fehler zu werten: evtl. nur Anzahl richtiger und falscher Antworten ausgeben</text:p>
        </text:list-item>
        <text:list-item>
          <text:p text:style-name="P6">Ist eine Angabe der aktuellen Position im Text des Kurses in der Navigationsleiste möglich z.B. durch farbliche Hervorhebung oder Rahmung?</text:p>
        </text:list-item>
      </text:list>
      <text:p text:style-name="P1"/>
      <text:p text:style-name="P1"/>
      <text:p text:style-name="P12"/>
      <text:p text:style-name="P8">Stichpunktesammlung <text:span text:style-name="T8">und weitere mögliche Aufgaben</text:span></text:p>
      <text:p text:style-name="P1"/>
      <text:list xml:id="list134612247507334" text:continue-numbering="true" text:style-name="L1">
        <text:list-item>
          <text:p text:style-name="P3">restliche Bilder zu Kapitel 10 (AD)</text:p>
        </text:list-item>
        <text:list-item>
          <text:p text:style-name="P3">TikZ-Bilder zu Kapitel 6 einbauen (DH, TS)</text:p>
        </text:list-item>
        <text:list-item>
          <text:p text:style-name="P3">vorläufiger Umbau von Kapitel 5 (Geometrie) (JL, TS)</text:p>
        </text:list-item>
        <text:list-item>
          <text:p text:style-name="P3">Korrekturen zu Kapitel 6 (Elementare Funktionen) einfügen (DH)</text:p>
        </text:list-item>
        <text:list-item>
          <text:p text:style-name="P3">Tabelle griechischer Buchstaben von Kapitel 5 an den Anfang von Kapitel 1 stellen</text:p>
        </text:list-item>
        <text:list-item>
          <text:p text:style-name="P3">Querverweise einfügen (z.T. TS, z.B. Intervalle)</text:p>
        </text:list-item>
        <text:list-item>
          <text:p text:style-name="P2">noch fehlende Inhalte des COSH-Katalogs einbauen, z.B. überschlägiges Rechnen, Prozentrechnung sowie Zins und Zinseszins, einfache Exponentialgleichungen, Lösung von Gleichungen durch Faktorisierung, Wurzelgleichungen, Lösen von Gleichungen durch Substitution (biquadratisch, exponentiell usw.)</text:p>
        </text:list-item>
        <text:list-item>
          <text:p text:style-name="P5">abschließender Umbau von Kapitel 5 (Geometrie) (JL, TS)</text:p>
        </text:list-item>
        <text:list-item>
          <text:p text:style-name="P5">Navigationsmenü ggf. mit optionalen Rollbalken versehen (DH)</text:p>
        </text:list-item>
        <text:list-item>
          <text:p text:style-name="P2">überlange Zeilen durch dynamischen Umbruch verhindern: Einzelformeln mit „\displaystyle“ in Paragraphen mit hängendem Einzug oder zentriert</text:p>
        </text:list-item>
        <text:list-item>
          <text:p text:style-name="P2">„\MUnderset“ in MathJax 2.6 nach links versetzt</text:p>
        </text:list-item>
        <text:list-item>
          <text:p text:style-name="P2">ggf. Umstellung auf Gedankenstriche (mittellange Striche, TS)</text:p>
        </text:list-item>
        <text:list-item>
          <text:p text:style-name="P6">Korrekturen aus Rückmeldungen von Nutzern, ggf. Weiterentwicklung des Kurses durch interaktive Inhalte und Videos</text:p>
        </text:list-item>
        <text:list-item>
          <text:p text:style-name="P6">abschließendes Korrekturlesen u.a. zur Auffindung fehlender Querverweise; dies müsste unabhängig von mehreren Personen geschehen gefolgt von einer Absprache über die (vorläufig) letzten Änderungen</text:p>
        </text:list-item>
        <text:list-item>
          <text:p text:style-name="P6">Test „verzufallter“ Aufgaben (Status?, Umfang?, Ziel?)</text:p>
          <text:p text:style-name="P6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o Stroh</meta:initial-creator>
    <meta:creation-date>2016-03-31T19:15:26.40</meta:creation-date>
    <dc:date>2016-04-08T13:46:11.403587131</dc:date>
    <meta:editing-duration>PT10H34S</meta:editing-duration>
    <meta:editing-cycles>22</meta:editing-cycles>
    <meta:generator>LibreOffice/5.0.5.2$Linux_x86 LibreOffice_project/55b006a02d247b5f7215fc6ea0fde844b30035b3</meta:generator>
    <meta:document-statistic meta:table-count="0" meta:image-count="0" meta:object-count="0" meta:page-count="2" meta:paragraph-count="26" meta:word-count="393" meta:character-count="3068" meta:non-whitespace-character-count="2720"/>
  </office:meta>
</office:document-meta>
</file>